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14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  <table:table-cell table:number-columns-repeated="201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201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201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01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01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01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01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01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01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  <table:table-cell table:number-columns-repeated="201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table:number-columns-repeated="201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  <table:table-cell table:number-columns-repeated="201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number-columns-repeated="201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201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table:number-columns-repeated="201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number-columns-repeated="201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table:number-columns-repeated="201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201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table:number-columns-repeated="201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201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table:number-columns-repeated="201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201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201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table:number-columns-repeated="201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table:number-columns-repeated="201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table:number-columns-repeated="201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table:number-columns-repeated="201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201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201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table:number-columns-repeated="201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table:number-columns-repeated="201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201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table:number-columns-repeated="201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table:number-columns-repeated="201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table:number-columns-repeated="201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  <table:table-cell table:number-columns-repeated="201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  <table:table-cell table:number-columns-repeated="201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  <table:table-cell table:number-columns-repeated="201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  <table:table-cell table:number-columns-repeated="201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  <table:table-cell table:number-columns-repeated="201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  <table:table-cell table:number-columns-repeated="201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  <table:table-cell table:number-columns-repeated="201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table:number-columns-repeated="201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  <table:table-cell table:number-columns-repeated="201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  <table:table-cell table:number-columns-repeated="201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  <table:table-cell table:number-columns-repeated="201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  <table:table-cell table:number-columns-repeated="201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  <table:table-cell table:number-columns-repeated="201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  <table:table-cell table:number-columns-repeated="201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  <table:table-cell table:number-columns-repeated="201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  <table:table-cell table:number-columns-repeated="201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  <table:table-cell table:number-columns-repeated="201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  <table:table-cell table:number-columns-repeated="201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  <table:table-cell table:number-columns-repeated="201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  <table:table-cell table:number-columns-repeated="201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  <table:table-cell table:number-columns-repeated="201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  <table:table-cell table:number-columns-repeated="201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  <table:table-cell table:number-columns-repeated="201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  <table:table-cell table:number-columns-repeated="201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  <table:table-cell table:number-columns-repeated="201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  <table:table-cell table:number-columns-repeated="201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  <table:table-cell table:number-columns-repeated="201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  <table:table-cell table:number-columns-repeated="201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  <table:table-cell table:number-columns-repeated="201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  <table:table-cell table:number-columns-repeated="201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  <table:table-cell table:number-columns-repeated="201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  <table:table-cell table:number-columns-repeated="201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01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  <table:table-cell table:number-columns-repeated="201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  <table:table-cell table:number-columns-repeated="201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  <table:table-cell table:number-columns-repeated="201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  <table:table-cell table:number-columns-repeated="201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  <table:table-cell table:number-columns-repeated="201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  <table:table-cell table:number-columns-repeated="201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  <table:table-cell table:number-columns-repeated="201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  <table:table-cell table:number-columns-repeated="201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  <table:table-cell table:number-columns-repeated="201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  <table:table-cell table:number-columns-repeated="201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  <table:table-cell table:number-columns-repeated="201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  <table:table-cell table:number-columns-repeated="201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  <table:table-cell table:number-columns-repeated="201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  <table:table-cell table:number-columns-repeated="201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  <table:table-cell table:number-columns-repeated="201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  <table:table-cell table:number-columns-repeated="201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  <table:table-cell table:number-columns-repeated="201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  <table:table-cell table:number-columns-repeated="201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  <table:table-cell table:number-columns-repeated="201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  <table:table-cell table:number-columns-repeated="201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  <table:table-cell table:number-columns-repeated="201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  <table:table-cell table:number-columns-repeated="201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  <table:table-cell table:number-columns-repeated="201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  <table:table-cell table:number-columns-repeated="201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  <table:table-cell table:number-columns-repeated="201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  <table:table-cell table:number-columns-repeated="201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  <table:table-cell table:number-columns-repeated="201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  <table:table-cell table:number-columns-repeated="201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  <table:table-cell table:number-columns-repeated="201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201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  <table:table-cell table:number-columns-repeated="201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  <table:table-cell table:number-columns-repeated="201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  <table:table-cell table:number-columns-repeated="201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  <table:table-cell table:number-columns-repeated="201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  <table:table-cell table:number-columns-repeated="201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  <table:table-cell table:number-columns-repeated="201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  <table:table-cell table:number-columns-repeated="201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  <table:table-cell table:number-columns-repeated="201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  <table:table-cell table:number-columns-repeated="201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  <table:table-cell table:number-columns-repeated="201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  <table:table-cell table:number-columns-repeated="201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  <table:table-cell table:number-columns-repeated="201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  <table:table-cell table:number-columns-repeated="201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  <table:table-cell table:number-columns-repeated="201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  <table:table-cell table:number-columns-repeated="201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  <table:table-cell table:number-columns-repeated="201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  <table:table-cell table:number-columns-repeated="201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  <table:table-cell table:number-columns-repeated="201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  <table:table-cell table:number-columns-repeated="201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  <table:table-cell table:number-columns-repeated="201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  <table:table-cell table:number-columns-repeated="201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  <table:table-cell table:number-columns-repeated="201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  <table:table-cell table:number-columns-repeated="201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  <table:table-cell table:number-columns-repeated="201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  <table:table-cell table:number-columns-repeated="2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18:19:51.816718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23T18:30:19.939044694</dc:date>
    <dc:creator>Jesus Castagnetto</dc:creator>
    <meta:editing-duration>P1DT12H47M29S</meta:editing-duration>
    <meta:editing-cycles>173</meta:editing-cycles>
    <meta:generator>LibreOffice/6.4.3.2$Linux_X86_64 LibreOffice_project/40$Build-2</meta:generator>
    <meta:document-statistic meta:table-count="1" meta:cell-count="1222" meta:object-count="0"/>
  </office:meta>
</office:document-meta>
</file>